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writing-mode="lr-tb"/>
      <style:text-properties fo:language="en" fo:country="US"/>
    </style:style>
    <style:style style:name="P3" style:family="paragraph" style:parent-style-name="Text_20_body">
      <style:text-properties fo:font-weight="bold" style:font-weight-asian="bold" style:font-weight-complex="bold"/>
    </style:style>
    <style:style style:name="P4" style:family="paragraph" style:parent-style-name="Text_20_body"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droid Fundamentals Project Description - TodoApp Project</text:span></text:p>
      <text:p text:style-name="P3">Problem:</text:p>
      <text:p text:style-name="P1"><text:bookmark text:name="result_box"/>Many times we need to take note on some tasks that need to remember. These notes should be properly stored to prevent losing them and in a place where we can remember easily</text:p>
      <text:p text:style-name="Standard"/>
      <text:p text:style-name="P3">Proposed Solution:</text:p>
      <text:p text:style-name="P2">A simple application that can take quick notes on specific tasks that need to remember. By storing these notes in our smart phone we can be certain that they will not lose easily and can remember them quick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5-03-06T19:20:25.231800500</meta:creation-date>
    <meta:editing-duration>P15824DT17H31M44S</meta:editing-duration>
    <meta:document-statistic meta:table-count="0" meta:image-count="0" meta:object-count="0" meta:page-count="1" meta:paragraph-count="5" meta:word-count="81" meta:character-count="466" meta:non-whitespace-character-count="390"/>
    <meta:generator>LibreOffice/4.2.7.2$Linux_x86 LibreOffice_project/420m0$Build-2</meta:generator>
  </office:meta>
</office:document-meta>
</file>